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Párrafodelista" style:list-style-name="LFO4" style:family="paragraph"/>
    <style:style style:name="P9" style:parent-style-name="Párrafodelista" style:list-style-name="LFO4" style:family="paragraph"/>
    <style:style style:name="P10" style:parent-style-name="Párrafodelista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Actualizar</text:span>: el<text:s/>subsistema le permitirá al usuario<text:s/>actualizar el stock<text:s/>registrado en la base de <text:s text:c="2"/>datos</text:p>
      <text:p text:style-name="Normal"><text:span text:style-name="T3">Consulta</text:span><text:span text:style-name="T4">:</text:span><text:span text:style-name="T5"><text:s/></text:span>subsistema<text:s/>encargado de proporcionarle las consultas necesarias al usuario cobre la base de datos<text:s/></text:p>
      <text:p text:style-name="Normal"><text:span text:style-name="T6">Registrar</text:span>: este<text:s/>subsistema abarca las facilidades para poder realizar nuevos registros en la base de datos<text:s/></text:p>
      <text:p text:style-name="P7">Utilidades:</text:p>
      <text:list text:style-name="LFO4" text:continue-numbering="true">
        <text:list-item>
          <text:p text:style-name="P8">Imprimir reporte:</text:p>
        </text:list-item>
        <text:list-item>
          <text:p text:style-name="P9">Guarda y/o anexa los reportes en archivos externos</text:p>
        </text:list-item>
      </text:list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PE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17-06-27T03:31:00Z</meta:creation-date>
    <dc:date>2017-06-27T03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01" meta:row-count="2" meta:non-whitespace-character-count="341"/>
  </office:meta>
</office:document-meta>
</file>